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DD000002B102700DD41CEE93E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3.7035in" draw:z-index="0"><draw:image xlink:href="Pictures/10000000000004DD000002B102700DD41CEE93E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6T09:15:10.972824340</meta:creation-date>
    <dc:date>2023-02-16T09:15:23.485634352</dc:date>
    <meta:editing-duration>PT1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